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66ff66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11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2"/>
          <table:table-cell table:style-name="ce14" office:value-type="string" calcext:value-type="string">
            <text:p>Inclination 90º(Normal)</text:p>
          </table:table-cell>
          <table:table-cell table:style-name="ce15"/>
          <table:table-cell table:number-columns-repeated="1005"/>
          <table:table-cell table:style-name="ce11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3" office:value-type="string" calcext:value-type="string">
            <text:p>Payload – Kg (Full Trust)</text:p>
          </table:table-cell>
          <table:table-cell table:style-name="ce14" office:value-type="string" calcext:value-type="string">
            <text:p>Payload – Kg <text:s/>(Land. East-Island)</text:p>
          </table:table-cell>
          <table:table-cell table:style-name="ce16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7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ocket VIP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1282" calcext:value-type="float">
            <text:p>3128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ocket VIP – 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46974" calcext:value-type="float">
            <text:p>46974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alkinho 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4135" calcext:value-type="float">
            <text:p>2413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aturninho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8105" calcext:value-type="float">
            <text:p>3810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 cost per launch</text:p>
          </table:table-cell>
          <table:table-cell table:style-name="ce6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lkinho 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7425" calcext:value-type="float">
            <text:p>12742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alkinho III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30340" calcext:value-type="float">
            <text:p>130340</text:p>
          </table:table-cell>
          <table:table-cell table:style-name="ce7" office:value-type="string" calcext:value-type="string">
            <text:p>30000*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turninho I-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5430" calcext:value-type="float">
            <text:p>12543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– high cost per launch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turninho I-M3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2322" calcext:value-type="float">
            <text:p>12232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lkinho I Triplo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9000" calcext:value-type="float">
            <text:p>289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viable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riane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1456" calcext:value-type="float">
            <text:p>51456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LC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6500" calcext:value-type="float">
            <text:p>6650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30000(+Third stage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cientific Studies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number-columns-repeated="4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1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eutro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ubSats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1200 (Microsatellites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2863000" calcext:value-type="float">
            <text:p>2863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float" office:value="56000" calcext:value-type="float">
            <text:p>56000</text:p>
          </table:table-cell>
          <table:table-cell table:style-name="ce7" office:value-type="float" office:value="32000" calcext:value-type="float">
            <text:p>32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New Shepard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6800" calcext:value-type="float">
            <text:p>56800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LCE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1000" calcext:value-type="float">
            <text:p>61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VELORG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Geo-satellites</text:p>
          </table:table-cell>
          <table:table-cell table:style-name="ce7" office:value-type="float" office:value="2863000" calcext:value-type="float">
            <text:p>2863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Titan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0" calcext:value-type="float">
            <text:p>200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0" office:value-type="string" calcext:value-type="string">
            <text:p>Titan IB</text:p>
          </table:table-cell>
          <table:table-cell table:style-name="ce10" office:value-type="string" calcext:value-type="string">
            <text:p>Kerbin Society</text:p>
          </table:table-cell>
          <table:table-cell table:style-name="ce10" office:value-type="string" calcext:value-type="string">
            <text:p>Not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KT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50000" calcext:value-type="float">
            <text:p>150000</text:p>
          </table:table-cell>
          <table:table-cell table:style-name="ce10" office:value-type="string" calcext:value-type="string">
            <text:p>Actived</text:p>
          </table:table-cell>
          <table:table-cell table:style-name="ce10" office:value-type="float" office:value="260000" calcext:value-type="float">
            <text:p>260000</text:p>
          </table:table-cell>
          <table:table-cell table:style-name="ce10" office:value-type="string" calcext:value-type="string">
            <text:p>(+) 50000*</text:p>
          </table:table-cell>
          <table:table-cell table:number-columns-repeated="2" table:style-name="ce10" office:value-type="string" calcext:value-type="string">
            <text:p>NO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 style:data-style-name="N2" text:time-value="15:45:53.881835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2-12T15:47:15.119439205</dc:date>
    <meta:editing-duration>PT8H27M15S</meta:editing-duration>
    <meta:editing-cycles>162</meta:editing-cycles>
    <meta:generator>LibreOffice/5.2.7.2$Linux_X86_64 LibreOffice_project/20m0$Build-2</meta:generator>
    <meta:document-statistic meta:table-count="1" meta:cell-count="601" meta:object-count="0"/>
  </office:meta>
</office:document-meta>
</file>